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832" calcext:value-type="float">
            <text:p>127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2776" calcext:value-type="float">
            <text:p>125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1736" calcext:value-type="float">
            <text:p>128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21568" calcext:value-type="float">
            <text:p>125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884" calcext:value-type="float">
            <text:p>124.0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0576" calcext:value-type="float">
            <text:p>115.8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802</text:p>
          </table:table-cell>
          <table:table-cell office:value-type="string" calcext:value-type="string">
            <text:p>TWDB:0605802</text:p>
          </table:table-cell>
          <table:table-cell office:value-type="string" calcext:value-type="string">
            <text:p>196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